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/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0615">
            <text:p>0.0615</text:p>
          </table:table-cell>
          <table:table-cell office:value-type="float" office:value="0.2286">
            <text:p>0.2286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308">
            <text:p>0.0308</text:p>
          </table:table-cell>
          <table:table-cell office:value-type="float" office:value="0.2857">
            <text:p>0.2857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308">
            <text:p>0.0308</text:p>
          </table:table-cell>
          <table:table-cell office:value-type="float" office:value="0.5429">
            <text:p>0.5429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alpha1 =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2"/>Columns 1 through 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4"/>1.0594 <text:s text:c="3"/>0.8355 <text:s text:c="3"/>0.7809 <text:s text:c="3"/>0.6324 <text:s text:c="3"/>0.5398 <text:s text:c="3"/>0.4066 <text:s text:c="3"/>0.3623 <text:s text:c="3"/>0.2516 <text:s text:c="3"/>0.1954 <text:s text:c="3"/>0.1840 <text:s text:c="3"/>0.1297 <text:s text:c="3"/>0.1119 <text:s text:c="3"/>0.094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2"/>Columns 14 through 2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4"/>0.0660 <text:s text:c="3"/>0.0578 <text:s text:c="3"/>0.0522 <text:s text:c="3"/>0.0402 <text:s text:c="3"/>0.0300 <text:s text:c="3"/>0.0281 <text:s text:c="3"/>0.0225 <text:s text:c="3"/>0.016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alpha2 =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2"/>Columns 1 through 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4"/>0.9326 <text:s text:c="3"/>0.8306 <text:s text:c="3"/>0.8031 <text:s text:c="3"/>0.6408 <text:s text:c="3"/>0.5218 <text:s text:c="3"/>0.3796 <text:s text:c="3"/>0.3266 <text:s text:c="3"/>0.2820 <text:s text:c="3"/>0.1946 <text:s text:c="3"/>0.1764 <text:s text:c="3"/>0.1359 <text:s text:c="3"/>0.1109 <text:s text:c="3"/>0.083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2"/>Columns 14 through 2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4"/>0.0786 <text:s text:c="3"/>0.0546 <text:s text:c="3"/>0.0452 <text:s text:c="3"/>0.0414 <text:s text:c="3"/>0.0261 <text:s text:c="3"/>0.0246 <text:s text:c="3"/>0.0209 <text:s text:c="3"/>0.018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odelIdx1 =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5"/>1 <text:s text:c="3"/>19 <text:s text:c="4"/>6 <text:s text:c="3"/>15 <text:s text:c="4"/>8 <text:s text:c="3"/>17 <text:s text:c="4"/>2 <text:s text:c="4"/>8 <text:s text:c="3"/>17 <text:s text:c="4"/>2 <text:s text:c="3"/>15 <text:s text:c="4"/>8 <text:s text:c="4"/>2 <text:s text:c="3"/>17 <text:s text:c="4"/>8 <text:s text:c="4"/>2 <text:s text:c="3"/>15 <text:s text:c="4"/>8 <text:s text:c="4"/>2 <text:s text:c="3"/>17 <text:s text:c="4"/>8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odelIdx2 =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<text:s text:c="5"/>5 <text:s text:c="3"/>19 <text:s text:c="3"/>11 <text:s text:c="4"/>8 <text:s text:c="3"/>21 <text:s text:c="3"/>18 <text:s text:c="3"/>11 <text:s text:c="4"/>2 <text:s text:c="4"/>8 <text:s text:c="3"/>18 <text:s text:c="4"/>3 <text:s text:c="3"/>11 <text:s text:c="3"/>18 <text:s text:c="3"/>20 <text:s text:c="3"/>11 <text:s text:c="3"/>16 <text:s text:c="3"/>18 <text:s text:c="4"/>3 <text:s text:c="3"/>11 <text:s text:c="3"/>18 <text:s text:c="3"/>20</text:p>
          </table:table-cell>
          <table:table-cell table:number-columns-repeated="7"/>
        </table:table-row>
        <table:table-row table:style-name="ro1" table:number-rows-repeated="65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01/14/2010</text:date>, <text:time>18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7:21:17</meta:creation-date>
    <dc:date>2010-01-14T18:44:44</dc:date>
    <meta:editing-duration>PT01H08M17S</meta:editing-duration>
    <meta:editing-cycles>3</meta:editing-cycles>
    <meta:generator>OpenOffice.org/3.1$Linux OpenOffice.org_project/310m19$Build-9420</meta:generator>
    <meta:document-statistic meta:table-count="3" meta:cell-count="55" meta:object-count="0"/>
  </office:meta>
</office:document-meta>
</file>